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paragraph-properties fo:text-align="center"/>
    </style:style>
    <style:style style:family="graphic" style:name="a6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5">
      <style:graphic-properties style:wrap="run-through" style:run-through="foreground" draw:fill="none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<draw:frame draw:z-index="251674624" draw:id="id0" draw:style-name="a0" draw:name="Cuadro de texto 2" text:anchor-type="paragraph" svg:x="3.06875in" svg:y="4.06597in" svg:width="1.35in" svg:height="0.48333in" style:rel-width="scale" style:rel-height="scale"><draw:text-box><text:p text:style-name="P2">Mejores y peores valores del día</text:p></draw:text-box><svg:title/><svg:desc/></draw:frame><draw:frame draw:z-index="251672576" draw:id="id1" draw:style-name="a1" draw:name="Cuadro de texto 2" text:anchor-type="paragraph" svg:x="3.06875in" svg:y="6.21597in" svg:width="1.35in" svg:height="0.675in" style:rel-width="scale" style:rel-height="scale"><draw:text-box><text:p text:style-name="P3">Diagrama de evolución de valores</text:p></draw:text-box><svg:title/><svg:desc/></draw:frame><draw:frame draw:z-index="251670528" draw:id="id2" draw:style-name="a2" draw:name="Cuadro de texto 2" text:anchor-type="paragraph" svg:x="3.06875in" svg:y="0.99097in" svg:width="1.35in" svg:height="0.68333in" style:rel-width="scale" style:rel-height="scale"><draw:text-box><text:p text:style-name="P4">Diagrama de evolución de divisas</text:p></draw:text-box><svg:title/><svg:desc/></draw:frame><draw:custom-shape svg:x="2.03542in" svg:y="3.62431in" svg:width="3.55833in" svg:height="1.71667in" draw:z-index="251664384" draw:id="id3" draw:style-name="a3" draw:name="Rectángulo 4" text:anchor-type="paragraph"><svg:title/><svg:desc/><draw:enhanced-geometry draw:type="non-primitive" svg:viewBox="0 0 21600 21600" draw:enhanced-path="M 0 0 L 21600 0 21600 21600 0 21600 Z N"/></draw:custom-shape><draw:frame draw:z-index="251668480" draw:id="id4" draw:style-name="a4" draw:name="Cuadro de texto 2" text:anchor-type="paragraph" svg:x="0.38542in" svg:y="0.94931in" svg:width="1.35in" svg:height="1.53611in" style:rel-width="scale" style:rel-height="scale"><draw:text-box><text:p text:style-name="P5">Opciones de navegación</text:p></draw:text-box><svg:title/><svg:desc/></draw:frame><draw:custom-shape svg:x="0.23542in" svg:y="0.31597in" svg:width="1.65in" svg:height="8.31667in" draw:z-index="251660288" draw:id="id5" draw:style-name="a5" draw:name="Rectángulo 2" text:anchor-type="paragraph"><svg:title/><svg:desc/><draw:enhanced-geometry draw:type="non-primitive" svg:viewBox="0 0 21600 21600" draw:enhanced-path="M 0 0 L 21600 0 21600 21600 0 21600 Z N"/></draw:custom-shape><draw:custom-shape svg:x="0.07708in" svg:y="0.09097in" svg:width="5.725in" svg:height="8.76667in" draw:z-index="251659264" draw:id="id6" draw:style-name="a6" draw:name="Rectángulo 1" text:anchor-type="paragraph"><svg:title/><svg:desc/><draw:enhanced-geometry draw:type="non-primitive" svg:viewBox="0 0 21600 21600" draw:enhanced-path="M 0 0 L 21600 0 21600 21600 0 21600 Z N"/></draw:custom-shape><draw:custom-shape svg:x="2.05in" svg:y="5.56667in" svg:width="3.55833in" svg:height="3.08333in" draw:z-index="251666432" draw:id="id7" draw:style-name="a7" draw:name="Rectángulo 5" text:anchor-type="paragraph"><svg:title/><svg:desc/><draw:enhanced-geometry draw:type="non-primitive" svg:viewBox="0 0 21600 21600" draw:enhanced-path="M 0 0 L 21600 0 21600 21600 0 21600 Z N"/></draw:custom-shape><draw:custom-shape svg:x="2.04375in" svg:y="0.33264in" svg:width="3.55833in" svg:height="3.08333in" draw:z-index="251662336" draw:id="id8" draw:style-name="a8" draw:name="Rectángulo 3" text:anchor-type="paragraph"><svg:title/><svg:desc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UTIERREZ DELGADO Jesus David</meta:initial-creator>
    <dc:creator>GUTIERREZ DELGADO Jesus David</dc:creator>
    <meta:creation-date>2021-05-13T08:54:00Z</meta:creation-date>
    <dc:date>2021-05-13T09:10:00Z</dc:date>
    <meta:template xlink:href="Normal.dotm" xlink:type="simple"/>
    <meta:editing-cycles>6</meta:editing-cycles>
    <meta:editing-duration>PT960S</meta:editing-duration>
    <meta:document-statistic meta:page-count="1" meta:paragraph-count="1" meta:word-count="1" meta:character-count="10" meta:row-count="1" meta:non-whitespace-character-count="10"/>
  </office:meta>
</office:document-meta>
</file>